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59aa" officeooo:paragraph-rsid="001759aa"/>
    </style:style>
    <style:style style:name="P2" style:family="paragraph" style:parent-style-name="Header">
      <loext:graphic-properties draw:fill="solid" draw:fill-color="#999999"/>
      <style:paragraph-properties fo:margin-top="0cm" fo:margin-bottom="0cm" loext:contextual-spacing="false" fo:text-align="end" style:justify-single-word="false" fo:background-color="#999999" fo:padding="0.049cm" fo:border="2.01pt solid #999999"/>
      <style:text-properties officeooo:rsid="001759aa" officeooo:paragraph-rsid="001759aa"/>
    </style:style>
    <style:style style:name="T1" style:family="text">
      <style:text-properties fo:color="#ffffff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should</text:p>
      <text:p text:style-name="P1">both the</text:p>
      <text:p text:style-name="P1">from th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loext:graphic-properties draw:fill="solid" draw:fill-color="#999999"/>
      <style:paragraph-properties fo:margin-top="0cm" fo:margin-bottom="0cm" loext:contextual-spacing="false" fo:text-align="end" style:justify-single-word="false" fo:background-color="#999999" fo:padding="0.049cm" fo:border="2.01pt solid #999999"/>
      <style:text-properties officeooo:rsid="001759aa" officeooo:paragraph-rsid="001759aa"/>
    </style:style>
    <style:style style:name="MT1" style:family="text">
      <style:text-properties fo:color="#ffffff" fo:background-color="transparent" loext:char-shading-value="0"/>
    </style:style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183</text:span>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09:05:57.494000000</meta:creation-date>
    <dc:date>2019-07-09T11:36:20.553000000</dc:date>
    <meta:editing-duration>PT39M39S</meta:editing-duration>
    <meta:editing-cycles>3</meta:editing-cycles>
    <meta:generator>LibreOffice/6.2.3.2$Windows_X86_64 LibreOffice_project/aecc05fe267cc68dde00352a451aa867b3b546ac</meta:generator>
    <meta:document-statistic meta:table-count="0" meta:image-count="0" meta:object-count="0" meta:page-count="1" meta:paragraph-count="4" meta:word-count="7" meta:character-count="32" meta:non-whitespace-character-count="27"/>
  </office:meta>
</office:document-meta>
</file>